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895839146205357" calcext:value-type="float">
            <text:p>0,895839146205357</text:p>
          </table:table-cell>
          <table:table-cell office:value-type="float" office:value="0.897110998479473" calcext:value-type="float">
            <text:p>0,897110998479473</text:p>
          </table:table-cell>
          <table:table-cell office:value-type="float" office:value="0.855630483648756" calcext:value-type="float">
            <text:p>0,855630483648756</text:p>
          </table:table-cell>
          <table:table-cell office:value-type="float" office:value="0.747687238626283" calcext:value-type="float">
            <text:p>0,747687238626283</text:p>
          </table:table-cell>
          <table:table-cell office:value-type="float" office:value="0.81781638405027" calcext:value-type="float">
            <text:p>0,81781638405027</text:p>
          </table:table-cell>
          <table:table-cell office:value-type="float" office:value="0.943138847651326" calcext:value-type="float">
            <text:p>0,94313884765132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07974679129464" calcext:value-type="float">
            <text:p>0,807974679129464</text:p>
          </table:table-cell>
          <table:table-cell office:value-type="float" office:value="0.77016178831666" calcext:value-type="float">
            <text:p>0,77016178831666</text:p>
          </table:table-cell>
          <table:table-cell office:value-type="float" office:value="0.798558453081124" calcext:value-type="float">
            <text:p>0,798558453081124</text:p>
          </table:table-cell>
          <table:table-cell office:value-type="float" office:value="0.664666920441568" calcext:value-type="float">
            <text:p>0,664666920441568</text:p>
          </table:table-cell>
          <table:table-cell office:value-type="float" office:value="0.829129311654764" calcext:value-type="float">
            <text:p>0,829129311654764</text:p>
          </table:table-cell>
          <table:table-cell office:value-type="float" office:value="0.790022566086396" calcext:value-type="float">
            <text:p>0,790022566086396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854474748883929" calcext:value-type="float">
            <text:p>0,854474748883929</text:p>
          </table:table-cell>
          <table:table-cell office:value-type="float" office:value="0.859280177852551" calcext:value-type="float">
            <text:p>0,859280177852551</text:p>
          </table:table-cell>
          <table:table-cell office:value-type="float" office:value="0.774135924432295" calcext:value-type="float">
            <text:p>0,774135924432295</text:p>
          </table:table-cell>
          <table:table-cell office:value-type="float" office:value="0.631502252053343" calcext:value-type="float">
            <text:p>0,631502252053343</text:p>
          </table:table-cell>
          <table:table-cell office:value-type="float" office:value="0.704343971631206" calcext:value-type="float">
            <text:p>0,704343971631206</text:p>
          </table:table-cell>
          <table:table-cell office:value-type="float" office:value="0.936771058315335" calcext:value-type="float">
            <text:p>0,936771058315335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31630161830357" calcext:value-type="float">
            <text:p>0,831630161830357</text:p>
          </table:table-cell>
          <table:table-cell office:value-type="float" office:value="0.810116357761914" calcext:value-type="float">
            <text:p>0,810116357761914</text:p>
          </table:table-cell>
          <table:table-cell office:value-type="float" office:value="0.793537764092037" calcext:value-type="float">
            <text:p>0,793537764092037</text:p>
          </table:table-cell>
          <table:table-cell office:value-type="float" office:value="0.657739414027189" calcext:value-type="float">
            <text:p>0,657739414027189</text:p>
          </table:table-cell>
          <table:table-cell office:value-type="float" office:value="0.777624106787368" calcext:value-type="float">
            <text:p>0,777624106787368</text:p>
          </table:table-cell>
          <table:table-cell office:value-type="float" office:value="0.870115131333343" calcext:value-type="float">
            <text:p>0,87011513133334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02464076450893" calcext:value-type="float">
            <text:p>0,802464076450893</text:p>
          </table:table-cell>
          <table:table-cell office:value-type="float" office:value="0.823071697647131" calcext:value-type="float">
            <text:p>0,823071697647131</text:p>
          </table:table-cell>
          <table:table-cell office:value-type="float" office:value="0.779240521130741" calcext:value-type="float">
            <text:p>0,779240521130741</text:p>
          </table:table-cell>
          <table:table-cell office:value-type="float" office:value="0.638324366608662" calcext:value-type="float">
            <text:p>0,638324366608662</text:p>
          </table:table-cell>
          <table:table-cell office:value-type="float" office:value="0.73984161053956" calcext:value-type="float">
            <text:p>0,73984161053956</text:p>
          </table:table-cell>
          <table:table-cell office:value-type="float" office:value="0.858271222214894" calcext:value-type="float">
            <text:p>0,858271222214894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10302734375" calcext:value-type="float">
            <text:p>0,810302734375</text:p>
          </table:table-cell>
          <table:table-cell office:value-type="float" office:value="0.899241105955143" calcext:value-type="float">
            <text:p>0,899241105955143</text:p>
          </table:table-cell>
          <table:table-cell office:value-type="float" office:value="0.773775605698243" calcext:value-type="float">
            <text:p>0,773775605698243</text:p>
          </table:table-cell>
          <table:table-cell office:value-type="float" office:value="0.631022844834896" calcext:value-type="float">
            <text:p>0,631022844834896</text:p>
          </table:table-cell>
          <table:table-cell office:value-type="float" office:value="0.679034200824908" calcext:value-type="float">
            <text:p>0,679034200824908</text:p>
          </table:table-cell>
          <table:table-cell office:value-type="float" office:value="0.930393695528768" calcext:value-type="float">
            <text:p>0,930393695528768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75052315848214" calcext:value-type="float">
            <text:p>0,875052315848214</text:p>
          </table:table-cell>
          <table:table-cell office:value-type="float" office:value="0.676947672151603" calcext:value-type="float">
            <text:p>0,676947672151603</text:p>
          </table:table-cell>
          <table:table-cell office:value-type="float" office:value="0.707861045421186" calcext:value-type="float">
            <text:p>0,707861045421186</text:p>
          </table:table-cell>
          <table:table-cell office:value-type="float" office:value="0.547821147959989" calcext:value-type="float">
            <text:p>0,547821147959989</text:p>
          </table:table-cell>
          <table:table-cell office:value-type="float" office:value="0.74173288900282" calcext:value-type="float">
            <text:p>0,74173288900282</text:p>
          </table:table-cell>
          <table:table-cell office:value-type="float" office:value="0.909237308560286" calcext:value-type="float">
            <text:p>0,909237308560286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12325613839286" calcext:value-type="float">
            <text:p>0,812325613839286</text:p>
          </table:table-cell>
          <table:table-cell office:value-type="float" office:value="0.720258766098466" calcext:value-type="float">
            <text:p>0,720258766098466</text:p>
          </table:table-cell>
          <table:table-cell office:value-type="float" office:value="0.771303497811212" calcext:value-type="float">
            <text:p>0,771303497811212</text:p>
          </table:table-cell>
          <table:table-cell office:value-type="float" office:value="0.627741265997925" calcext:value-type="float">
            <text:p>0,627741265997925</text:p>
          </table:table-cell>
          <table:table-cell office:value-type="float" office:value="0.830135169132951" calcext:value-type="float">
            <text:p>0,830135169132951</text:p>
          </table:table-cell>
          <table:table-cell office:value-type="float" office:value="0.801352779539209" calcext:value-type="float">
            <text:p>0,801352779539209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26956612723214" calcext:value-type="float">
            <text:p>0,826956612723214</text:p>
          </table:table-cell>
          <table:table-cell office:value-type="float" office:value="0.868725435148793" calcext:value-type="float">
            <text:p>0,868725435148793</text:p>
          </table:table-cell>
          <table:table-cell office:value-type="float" office:value="0.795835648005267" calcext:value-type="float">
            <text:p>0,795835648005267</text:p>
          </table:table-cell>
          <table:table-cell office:value-type="float" office:value="0.660902846598093" calcext:value-type="float">
            <text:p>0,660902846598093</text:p>
          </table:table-cell>
          <table:table-cell office:value-type="float" office:value="0.734230557506501" calcext:value-type="float">
            <text:p>0,734230557506501</text:p>
          </table:table-cell>
          <table:table-cell office:value-type="float" office:value="0.905736449110584" calcext:value-type="float">
            <text:p>0,905736449110584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67719377790179" calcext:value-type="float">
            <text:p>0,867719377790179</text:p>
          </table:table-cell>
          <table:table-cell office:value-type="float" office:value="0.80291586998088" calcext:value-type="float">
            <text:p>0,80291586998088</text:p>
          </table:table-cell>
          <table:table-cell office:value-type="float" office:value="0.815794266564674" calcext:value-type="float">
            <text:p>0,815794266564674</text:p>
          </table:table-cell>
          <table:table-cell office:value-type="float" office:value="0.688895724392495" calcext:value-type="float">
            <text:p>0,688895724392495</text:p>
          </table:table-cell>
          <table:table-cell office:value-type="float" office:value="0.829092524494681" calcext:value-type="float">
            <text:p>0,829092524494681</text:p>
          </table:table-cell>
          <table:table-cell office:value-type="float" office:value="0.888821475279429" calcext:value-type="float">
            <text:p>0,888821475279429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44351632254464" calcext:value-type="float">
            <text:p>0,844351632254464</text:p>
          </table:table-cell>
          <table:table-cell office:value-type="float" office:value="0.612087201786344" calcext:value-type="float">
            <text:p>0,612087201786344</text:p>
          </table:table-cell>
          <table:table-cell office:value-type="float" office:value="0.700068887880774" calcext:value-type="float">
            <text:p>0,700068887880774</text:p>
          </table:table-cell>
          <table:table-cell office:value-type="float" office:value="0.538543066901044" calcext:value-type="float">
            <text:p>0,538543066901044</text:p>
          </table:table-cell>
          <table:table-cell office:value-type="float" office:value="0.817589576547231" calcext:value-type="float">
            <text:p>0,817589576547231</text:p>
          </table:table-cell>
          <table:table-cell office:value-type="float" office:value="0.851995919602722" calcext:value-type="float">
            <text:p>0,85199591960272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86003766741071" calcext:value-type="float">
            <text:p>0,886003766741071</text:p>
          </table:table-cell>
          <table:table-cell office:value-type="float" office:value="0.812095608671484" calcext:value-type="float">
            <text:p>0,812095608671484</text:p>
          </table:table-cell>
          <table:table-cell office:value-type="float" office:value="0.848192099579666" calcext:value-type="float">
            <text:p>0,848192099579666</text:p>
          </table:table-cell>
          <table:table-cell office:value-type="float" office:value="0.736400661316989" calcext:value-type="float">
            <text:p>0,736400661316989</text:p>
          </table:table-cell>
          <table:table-cell office:value-type="float" office:value="0.887646730016769" calcext:value-type="float">
            <text:p>0,887646730016769</text:p>
          </table:table-cell>
          <table:table-cell office:value-type="float" office:value="0.885084510681117" calcext:value-type="float">
            <text:p>0,88508451068111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15499441964286" calcext:value-type="float">
            <text:p>0,815499441964286</text:p>
          </table:table-cell>
          <table:table-cell office:value-type="float" office:value="0.604520435648202" calcext:value-type="float">
            <text:p>0,604520435648202</text:p>
          </table:table-cell>
          <table:table-cell office:value-type="float" office:value="0.709260785930201" calcext:value-type="float">
            <text:p>0,709260785930201</text:p>
          </table:table-cell>
          <table:table-cell office:value-type="float" office:value="0.549499680647222" calcext:value-type="float">
            <text:p>0,549499680647222</text:p>
          </table:table-cell>
          <table:table-cell office:value-type="float" office:value="0.857902609273724" calcext:value-type="float">
            <text:p>0,857902609273724</text:p>
          </table:table-cell>
          <table:table-cell office:value-type="float" office:value="0.800420788860915" calcext:value-type="float">
            <text:p>0,800420788860915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18062918526786" calcext:value-type="float">
            <text:p>0,818062918526786</text:p>
          </table:table-cell>
          <table:table-cell office:value-type="float" office:value="0.652929639617553" calcext:value-type="float">
            <text:p>0,652929639617553</text:p>
          </table:table-cell>
          <table:table-cell office:value-type="float" office:value="0.718529110235796" calcext:value-type="float">
            <text:p>0,718529110235796</text:p>
          </table:table-cell>
          <table:table-cell office:value-type="float" office:value="0.560706541190341" calcext:value-type="float">
            <text:p>0,560706541190341</text:p>
          </table:table-cell>
          <table:table-cell office:value-type="float" office:value="0.798782316597685" calcext:value-type="float">
            <text:p>0,798782316597685</text:p>
          </table:table-cell>
          <table:table-cell office:value-type="float" office:value="0.825965628303789" calcext:value-type="float">
            <text:p>0,825965628303789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32981654575893" calcext:value-type="float">
            <text:p>0,832981654575893</text:p>
          </table:table-cell>
          <table:table-cell office:value-type="float" office:value="0.599239988307512" calcext:value-type="float">
            <text:p>0,599239988307512</text:p>
          </table:table-cell>
          <table:table-cell office:value-type="float" office:value="0.719771779679614" calcext:value-type="float">
            <text:p>0,719771779679614</text:p>
          </table:table-cell>
          <table:table-cell office:value-type="float" office:value="0.562221460404525" calcext:value-type="float">
            <text:p>0,562221460404525</text:p>
          </table:table-cell>
          <table:table-cell office:value-type="float" office:value="0.900999890121965" calcext:value-type="float">
            <text:p>0,900999890121965</text:p>
          </table:table-cell>
          <table:table-cell office:value-type="float" office:value="0.811729701893918" calcext:value-type="float">
            <text:p>0,811729701893918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30435616629464" calcext:value-type="float">
            <text:p>0,830435616629464</text:p>
          </table:table-cell>
          <table:table-cell office:value-type="float" office:value="0.799226111098966" calcext:value-type="float">
            <text:p>0,799226111098966</text:p>
          </table:table-cell>
          <table:table-cell office:value-type="float" office:value="0.789909793118349" calcext:value-type="float">
            <text:p>0,789909793118349</text:p>
          </table:table-cell>
          <table:table-cell office:value-type="float" office:value="0.652769346141485" calcext:value-type="float">
            <text:p>0,652769346141485</text:p>
          </table:table-cell>
          <table:table-cell office:value-type="float" office:value="0.780808167100935" calcext:value-type="float">
            <text:p>0,780808167100935</text:p>
          </table:table-cell>
          <table:table-cell office:value-type="float" office:value="0.864674505643474" calcext:value-type="float">
            <text:p>0,86467450564347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52205984933036" calcext:value-type="float">
            <text:p>0,752205984933036</text:p>
          </table:table-cell>
          <table:table-cell office:value-type="float" office:value="0.733967876264128" calcext:value-type="float">
            <text:p>0,733967876264128</text:p>
          </table:table-cell>
          <table:table-cell office:value-type="float" office:value="0.722598026296524" calcext:value-type="float">
            <text:p>0,722598026296524</text:p>
          </table:table-cell>
          <table:table-cell office:value-type="float" office:value="0.565677868965201" calcext:value-type="float">
            <text:p>0,565677868965201</text:p>
          </table:table-cell>
          <table:table-cell office:value-type="float" office:value="0.711575061998962" calcext:value-type="float">
            <text:p>0,711575061998962</text:p>
          </table:table-cell>
          <table:table-cell office:value-type="float" office:value="0.785929696350784" calcext:value-type="float">
            <text:p>0,785929696350784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765877859933036" calcext:value-type="float">
            <text:p>0,765877859933036</text:p>
          </table:table-cell>
          <table:table-cell office:value-type="float" office:value="0.851055364354348" calcext:value-type="float">
            <text:p>0,851055364354348</text:p>
          </table:table-cell>
          <table:table-cell office:value-type="float" office:value="0.76113547606551" calcext:value-type="float">
            <text:p>0,76113547606551</text:p>
          </table:table-cell>
          <table:table-cell office:value-type="float" office:value="0.614381525469977" calcext:value-type="float">
            <text:p>0,614381525469977</text:p>
          </table:table-cell>
          <table:table-cell office:value-type="float" office:value="0.688401132852729" calcext:value-type="float">
            <text:p>0,688401132852729</text:p>
          </table:table-cell>
          <table:table-cell office:value-type="float" office:value="0.857509896467722" calcext:value-type="float">
            <text:p>0,857509896467722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00955636160714" calcext:value-type="float">
            <text:p>0,800955636160714</text:p>
          </table:table-cell>
          <table:table-cell office:value-type="float" office:value="0.561339702529584" calcext:value-type="float">
            <text:p>0,561339702529584</text:p>
          </table:table-cell>
          <table:table-cell office:value-type="float" office:value="0.644379361914257" calcext:value-type="float">
            <text:p>0,644379361914257</text:p>
          </table:table-cell>
          <table:table-cell office:value-type="float" office:value="0.475339002528154" calcext:value-type="float">
            <text:p>0,475339002528154</text:p>
          </table:table-cell>
          <table:table-cell office:value-type="float" office:value="0.756252742430891" calcext:value-type="float">
            <text:p>0,756252742430891</text:p>
          </table:table-cell>
          <table:table-cell office:value-type="float" office:value="0.814953057018548" calcext:value-type="float">
            <text:p>0,814953057018548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47420828683036" calcext:value-type="float">
            <text:p>0,847420828683036</text:p>
          </table:table-cell>
          <table:table-cell office:value-type="float" office:value="0.720031425266787" calcext:value-type="float">
            <text:p>0,720031425266787</text:p>
          </table:table-cell>
          <table:table-cell office:value-type="float" office:value="0.790398505156491" calcext:value-type="float">
            <text:p>0,790398505156491</text:p>
          </table:table-cell>
          <table:table-cell office:value-type="float" office:value="0.653437110094469" calcext:value-type="float">
            <text:p>0,653437110094469</text:p>
          </table:table-cell>
          <table:table-cell office:value-type="float" office:value="0.876008920985557" calcext:value-type="float">
            <text:p>0,876008920985557</text:p>
          </table:table-cell>
          <table:table-cell office:value-type="float" office:value="0.833441524719568" calcext:value-type="float">
            <text:p>0,83344152471956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07284109933036" calcext:value-type="float">
            <text:p>0,707284109933036</text:p>
          </table:table-cell>
          <table:table-cell office:value-type="float" office:value="0.477907772184315" calcext:value-type="float">
            <text:p>0,477907772184315</text:p>
          </table:table-cell>
          <table:table-cell office:value-type="float" office:value="0.618784279436313" calcext:value-type="float">
            <text:p>0,618784279436313</text:p>
          </table:table-cell>
          <table:table-cell office:value-type="float" office:value="0.447999736915665" calcext:value-type="float">
            <text:p>0,447999736915665</text:p>
          </table:table-cell>
          <table:table-cell office:value-type="float" office:value="0.877431405384516" calcext:value-type="float">
            <text:p>0,877431405384516</text:p>
          </table:table-cell>
          <table:table-cell office:value-type="float" office:value="0.644112583098187" calcext:value-type="float">
            <text:p>0,64411258309818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61448451450893" calcext:value-type="float">
            <text:p>0,761448451450893</text:p>
          </table:table-cell>
          <table:table-cell office:value-type="float" office:value="0.491715080136537" calcext:value-type="float">
            <text:p>0,491715080136537</text:p>
          </table:table-cell>
          <table:table-cell office:value-type="float" office:value="0.613916994764546" calcext:value-type="float">
            <text:p>0,613916994764546</text:p>
          </table:table-cell>
          <table:table-cell office:value-type="float" office:value="0.442915029219523" calcext:value-type="float">
            <text:p>0,442915029219523</text:p>
          </table:table-cell>
          <table:table-cell office:value-type="float" office:value="0.816945842409675" calcext:value-type="float">
            <text:p>0,816945842409675</text:p>
          </table:table-cell>
          <table:table-cell office:value-type="float" office:value="0.744668528990938" calcext:value-type="float">
            <text:p>0,74466852899093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76375906808036" calcext:value-type="float">
            <text:p>0,776375906808036</text:p>
          </table:table-cell>
          <table:table-cell office:value-type="float" office:value="0.443469566304212" calcext:value-type="float">
            <text:p>0,443469566304212</text:p>
          </table:table-cell>
          <table:table-cell office:value-type="float" office:value="0.580444633480018" calcext:value-type="float">
            <text:p>0,580444633480018</text:p>
          </table:table-cell>
          <table:table-cell office:value-type="float" office:value="0.408891859500323" calcext:value-type="float">
            <text:p>0,408891859500323</text:p>
          </table:table-cell>
          <table:table-cell office:value-type="float" office:value="0.839850407119864" calcext:value-type="float">
            <text:p>0,839850407119864</text:p>
          </table:table-cell>
          <table:table-cell office:value-type="float" office:value="0.76204523107178" calcext:value-type="float">
            <text:p>0,76204523107178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34141322544643" calcext:value-type="float">
            <text:p>0,834141322544643</text:p>
          </table:table-cell>
          <table:table-cell office:value-type="float" office:value="0.583960843373494" calcext:value-type="float">
            <text:p>0,583960843373494</text:p>
          </table:table-cell>
          <table:table-cell office:value-type="float" office:value="0.619879301386835" calcext:value-type="float">
            <text:p>0,619879301386835</text:p>
          </table:table-cell>
          <table:table-cell office:value-type="float" office:value="0.449148615776671" calcext:value-type="float">
            <text:p>0,449148615776671</text:p>
          </table:table-cell>
          <table:table-cell office:value-type="float" office:value="0.660505919427647" calcext:value-type="float">
            <text:p>0,660505919427647</text:p>
          </table:table-cell>
          <table:table-cell office:value-type="float" office:value="0.878845689976537" calcext:value-type="float">
            <text:p>0,8788456899765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19074358258929" calcext:value-type="float">
            <text:p>0,819074358258929</text:p>
          </table:table-cell>
          <table:table-cell table:style-name="ce9" table:formula="of:=AVERAGE([.D2:.D25])" office:value-type="float" office:value="0.711307353539003" calcext:value-type="float">
            <text:p>0,711307353539003</text:p>
          </table:table-cell>
          <table:table-cell table:style-name="ce9" table:formula="of:=AVERAGE([.E2:.E25])" office:value-type="float" office:value="0.737622593533768" calcext:value-type="float">
            <text:p>0,737622593533768</text:p>
          </table:table-cell>
          <table:table-cell table:style-name="ce9" table:formula="of:=AVERAGE([.F2:.F25])" office:value-type="float" office:value="0.589759813608835" calcext:value-type="float">
            <text:p>0,589759813608835</text:p>
          </table:table-cell>
          <table:table-cell table:style-name="ce9" table:formula="of:=AVERAGE([.G2:.G25])" office:value-type="float" office:value="0.789736726995549" calcext:value-type="float">
            <text:p>0,789736726995549</text:p>
          </table:table-cell>
          <table:table-cell table:style-name="ce9" table:formula="of:=AVERAGE([.H2:.H25])" office:value-type="float" office:value="0.841468241512482" calcext:value-type="float">
            <text:p>0,841468241512482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52068219866071" calcext:value-type="float">
            <text:p>0,852068219866071</text:p>
          </table:table-cell>
          <table:table-cell table:formula="of:=AVERAGE([.D8:.D13])" office:value-type="float" office:value="0.748838425639595" calcext:value-type="float">
            <text:p>0,748838425639595</text:p>
          </table:table-cell>
          <table:table-cell table:formula="of:=AVERAGE([.E8:.E13])" office:value-type="float" office:value="0.773175907543797" calcext:value-type="float">
            <text:p>0,773175907543797</text:p>
          </table:table-cell>
          <table:table-cell table:formula="of:=AVERAGE([.F8:.F13])" office:value-type="float" office:value="0.633384118861089" calcext:value-type="float">
            <text:p>0,633384118861089</text:p>
          </table:table-cell>
          <table:table-cell table:formula="of:=AVERAGE([.G8:.G13])" office:value-type="float" office:value="0.806737907783492" calcext:value-type="float">
            <text:p>0,806737907783492</text:p>
          </table:table-cell>
          <table:table-cell table:formula="of:=AVERAGE([.H8:.H13])" office:value-type="float" office:value="0.873704740462225" calcext:value-type="float">
            <text:p>0,87370474046222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33780924479167" calcext:value-type="float">
            <text:p>0,833780924479167</text:p>
          </table:table-cell>
          <table:table-cell table:formula="of:=AVERAGE([.D2:.D7])" office:value-type="float" office:value="0.843163687668812" calcext:value-type="float">
            <text:p>0,843163687668812</text:p>
          </table:table-cell>
          <table:table-cell table:formula="of:=AVERAGE([.E2:.E7])" office:value-type="float" office:value="0.795813125347199" calcext:value-type="float">
            <text:p>0,795813125347199</text:p>
          </table:table-cell>
          <table:table-cell table:formula="of:=AVERAGE([.F2:.F7])" office:value-type="float" office:value="0.66182383943199" calcext:value-type="float">
            <text:p>0,66182383943199</text:p>
          </table:table-cell>
          <table:table-cell table:formula="of:=AVERAGE([.G2:.G7])" office:value-type="float" office:value="0.757964930914679" calcext:value-type="float">
            <text:p>0,757964930914679</text:p>
          </table:table-cell>
          <table:table-cell table:formula="of:=AVERAGE([.H2:.H7])" office:value-type="float" office:value="0.888118753521677" calcext:value-type="float">
            <text:p>0,88811875352167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02510579427084" calcext:value-type="float">
            <text:p>0,802510579427084</text:p>
          </table:table-cell>
          <table:table-cell table:formula="of:=AVERAGE([.D14:.D19])" office:value-type="float" office:value="0.706823235881785" calcext:value-type="float">
            <text:p>0,706823235881785</text:p>
          </table:table-cell>
          <table:table-cell table:formula="of:=AVERAGE([.E14:.E19])" office:value-type="float" office:value="0.736867495220999" calcext:value-type="float">
            <text:p>0,736867495220999</text:p>
          </table:table-cell>
          <table:table-cell table:formula="of:=AVERAGE([.F14:.F19])" office:value-type="float" office:value="0.584209403803125" calcext:value-type="float">
            <text:p>0,584209403803125</text:p>
          </table:table-cell>
          <table:table-cell table:formula="of:=AVERAGE([.G14:.G19])" office:value-type="float" office:value="0.789744862991" calcext:value-type="float">
            <text:p>0,789744862991</text:p>
          </table:table-cell>
          <table:table-cell table:formula="of:=AVERAGE([.H14:.H19])" office:value-type="float" office:value="0.8243717029201" calcext:value-type="float">
            <text:p>0,824371702920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87937709263393" calcext:value-type="float">
            <text:p>0,787937709263393</text:p>
          </table:table-cell>
          <table:table-cell table:formula="of:=AVERAGE([.D20:.D25])" office:value-type="float" office:value="0.546404064965822" calcext:value-type="float">
            <text:p>0,546404064965822</text:p>
          </table:table-cell>
          <table:table-cell table:formula="of:=AVERAGE([.E20:.E25])" office:value-type="float" office:value="0.644633846023077" calcext:value-type="float">
            <text:p>0,644633846023077</text:p>
          </table:table-cell>
          <table:table-cell table:formula="of:=AVERAGE([.F20:.F25])" office:value-type="float" office:value="0.479621892339134" calcext:value-type="float">
            <text:p>0,479621892339134</text:p>
          </table:table-cell>
          <table:table-cell table:formula="of:=AVERAGE([.G20:.G25])" office:value-type="float" office:value="0.804499206293025" calcext:value-type="float">
            <text:p>0,804499206293025</text:p>
          </table:table-cell>
          <table:table-cell table:formula="of:=AVERAGE([.H20:.H25])" office:value-type="float" office:value="0.779677769145926" calcext:value-type="float">
            <text:p>0,779677769145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9:29.771889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9:53.546923055</dc:date>
    <meta:editing-duration>PT1H2M41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